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5118in" fo:margin-left="0.0035in" table:align="left" style:writing-mode="lr-tb"/>
    </style:style>
    <style:style style:name="Table1.A" style:family="table-column">
      <style:table-column-properties style:column-width="1.325in"/>
    </style:style>
    <style:style style:name="Table1.B" style:family="table-column">
      <style:table-column-properties style:column-width="1.4361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.25in"/>
    </style:style>
    <style:style style:name="Table1.1" style:family="table-row">
      <style:table-row-properties style:min-row-height="0.3056in"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3" style:family="table-row">
      <style:table-row-properties style:min-row-height="0.2618in" style:keep-together="true" fo:keep-together="auto"/>
    </style:style>
    <style:style style:name="Table1.4" style:family="table-row">
      <style:table-row-properties style:min-row-height="0.3556in" style:keep-together="true" fo:keep-together="auto"/>
    </style:style>
    <style:style style:name="Table2" style:family="table">
      <style:table-properties style:width="5.5118in" fo:margin-left="0.0035in" table:align="left" style:writing-mode="lr-tb"/>
    </style:style>
    <style:style style:name="Table2.A" style:family="table-column">
      <style:table-column-properties style:column-width="1.325in"/>
    </style:style>
    <style:style style:name="Table2.B" style:family="table-column">
      <style:table-column-properties style:column-width="1.4361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1.25in"/>
    </style:style>
    <style:style style:name="Table2.1" style:family="table-row">
      <style:table-row-properties style:min-row-height="0.3056in"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3" style:family="table-row">
      <style:table-row-properties style:min-row-height="0.2618in" style:keep-together="true" fo:keep-together="auto"/>
    </style:style>
    <style:style style:name="Table2.4" style:family="table-row">
      <style:table-row-properties style:min-row-height="0.3556in" style:keep-together="true" fo:keep-together="auto"/>
    </style:style>
    <style:style style:name="P1" style:family="paragraph" style:parent-style-name="Standard">
      <style:paragraph-properties style:line-height-at-least="0.0693in"/>
    </style:style>
    <style:style style:name="P2" style:family="paragraph" style:parent-style-name="Standard">
      <style:paragraph-properties style:line-height-at-least="0.0693in">
        <style:tab-stops>
          <style:tab-stop style:position="0.5417in"/>
        </style:tab-stops>
      </style:paragraph-properties>
    </style:style>
    <style:style style:name="P3" style:family="paragraph" style:parent-style-name="Standard">
      <style:paragraph-properties fo:margin-top="0in" fo:margin-bottom="0in" style:line-height-at-least="0.0693in" fo:text-align="center" style:justify-single-word="false"/>
    </style:style>
    <style:style style:name="P4" style:family="paragraph" style:parent-style-name="Standard">
      <style:paragraph-properties fo:margin-left="0in" fo:margin-right="0in" style:line-height-at-least="0.0693in" fo:text-indent="0.5in" style:auto-text-indent="fals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Standard">
      <style:paragraph-properties style:line-height-at-least="0.0693in" fo:break-after="column"/>
    </style:style>
    <style:style style:name="P7" style:family="paragraph">
      <style:paragraph-properties fo:text-align="center"/>
    </style:style>
    <style:style style:name="T1" style:family="text">
      <style:text-properties style:font-name="Arial" fo:font-size="20pt" style:font-name-asian="Times New Roman1" style:font-size-asian="20pt" style:font-name-complex="Arial1" style:font-size-complex="20pt"/>
    </style:style>
    <style:style style:name="T2" style:family="text">
      <style:text-properties style:font-name="Arial" style:font-name-asian="Times New Roman1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92d050"/>
    </style:style>
    <style:style style:name="T6" style:family="text">
      <style:text-properties fo:color="#8064a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-content" style:horizontal-pos="from-left" style:horizontal-rel="page-content" fo:padding="0in" fo:border="0.0008in solid #00000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rect text:anchor-type="as-char" svg:y="0in" draw:z-index="17" draw:style-name="gr1" draw:text-style-name="P7" svg:width="0.0398in" svg:height="0.0398in"><text:p/></draw:rect><draw:rect text:anchor-type="as-char" svg:y="0in" draw:z-index="16" draw:style-name="gr1" draw:text-style-name="P7" svg:width="0.0398in" svg:height="0.0398in"><text:p/></draw:rect><draw:rect text:anchor-type="as-char" svg:y="0in" draw:z-index="15" draw:style-name="gr1" draw:text-style-name="P7" svg:width="0.0398in" svg:height="0.0398in"><text:p/></draw:rect><draw:rect text:anchor-type="as-char" svg:y="0in" draw:z-index="14" draw:style-name="gr1" draw:text-style-name="P7" svg:width="0.0398in" svg:height="0.0398in"><text:p/></draw:rect><draw:rect text:anchor-type="as-char" svg:y="0in" draw:z-index="13" draw:style-name="gr1" draw:text-style-name="P7" svg:width="0.0398in" svg:height="0.0398in"><text:p/></draw:rect><draw:rect text:anchor-type="as-char" svg:y="0in" draw:z-index="12" draw:style-name="gr1" draw:text-style-name="P7" svg:width="0.0398in" svg:height="0.0398in"><text:p/></draw:rect><draw:rect text:anchor-type="as-char" svg:y="0in" draw:z-index="11" draw:style-name="gr1" draw:text-style-name="P7" svg:width="0.0398in" svg:height="0.0398in"><text:p/></draw:rect><draw:rect text:anchor-type="as-char" svg:y="0in" draw:z-index="10" draw:style-name="gr1" draw:text-style-name="P7" svg:width="0.0398in" svg:height="0.0398in"><text:p/></draw:rect><draw:rect text:anchor-type="as-char" svg:y="0in" draw:z-index="9" draw:style-name="gr1" draw:text-style-name="P7" svg:width="0.0398in" svg:height="0.0398in"><text:p/></draw:rect><draw:rect text:anchor-type="as-char" svg:y="0in" draw:z-index="8" draw:style-name="gr1" draw:text-style-name="P7" svg:width="0.0398in" svg:height="0.0398in"><text:p/></draw:rect><draw:rect text:anchor-type="as-char" svg:y="0in" draw:z-index="6" draw:style-name="gr1" draw:text-style-name="P7" svg:width="0.0398in" svg:height="0.0398in"><text:p/></draw:rect><draw:rect text:anchor-type="as-char" svg:y="0in" draw:z-index="5" draw:style-name="gr1" draw:text-style-name="P7" svg:width="0.0398in" svg:height="0.0398in"><text:p/></draw:rect><draw:rect text:anchor-type="as-char" svg:y="0in" draw:z-index="4" draw:style-name="gr1" draw:text-style-name="P7" svg:width="0.0398in" svg:height="0.0398in"><text:p/></draw:rect><draw:rect text:anchor-type="as-char" svg:y="0in" draw:z-index="3" draw:style-name="gr1" draw:text-style-name="P7" svg:width="0.0398in" svg:height="0.0398in"><text:p/></draw:rect><draw:rect text:anchor-type="as-char" svg:y="0in" draw:z-index="2" draw:style-name="gr1" draw:text-style-name="P7" svg:width="0.0398in" svg:height="0.0398in"><text:p/></draw:rect><draw:rect text:anchor-type="as-char" svg:y="0in" draw:z-index="1" draw:style-name="gr1" draw:text-style-name="P7" svg:width="0.0398in" svg:height="0.0398in"><text:p/></draw:rect><draw:rect text:anchor-type="as-char" svg:y="0in" draw:z-index="0" draw:style-name="gr1" draw:text-style-name="P7" svg:width="0.0398in" svg:height="0.0398in"><text:p/></draw:rect>Samuel Villarreal</text:p>
      <text:p text:style-name="P1">Sid: 861021551</text:p>
      <text:p text:style-name="P1">Cs160 Concurrent Programming and Parallel Systems</text:p>
      <text:p text:style-name="P3"><text:span text:style-name="T1">CS 160: Lab Assignment 2</text:span></text:p>
      <text:p text:style-name="P3"><text:span text:style-name="T2">Due at 11:59PM on Feb 24, 2014</text:span></text:p>
      <text:p text:style-name="P1"/>
      <text:p text:style-name="P1"><text:span text:style-name="T3">1)</text:span></text:p>
      <text:p text:style-name="P1"><text:span text:style-name="T3"><text:tab/></text:span>File is included you can run test by calling: make test1</text:p>
      <text:section text:style-name="Sect1" text:name="Section1" text:protected="true">
        <text:section-source xlink:href="../ex1.cpp"/>
        <text:p text:style-name="Preformatted_20_Text">/*</text:p>
        <text:p text:style-name="Preformatted_20_Text"><text:s/>* hello world program</text:p>
        <text:p text:style-name="Preformatted_20_Text"><text:s/>* <text:s/>arg: a number for threads</text:p>
        <text:p text:style-name="Preformatted_20_Text"><text:s/>* <text:s/>output: each thread will print "hello world"</text:p>
        <text:p text:style-name="Preformatted_20_Text">*/</text:p>
        <text:p text:style-name="Preformatted_20_Text"/>
        <text:p text:style-name="Preformatted_20_Text">#include &lt;pthread.h&gt;</text:p>
        <text:p text:style-name="Preformatted_20_Text">#include &lt;stdio.h&gt;</text:p>
        <text:p text:style-name="Preformatted_20_Text">#include &lt;stdlib.h&gt;</text:p>
        <text:p text:style-name="Preformatted_20_Text"/>
        <text:p text:style-name="Preformatted_20_Text">void *thread(void *vargp)</text:p>
        <text:p text:style-name="Preformatted_20_Text">{</text:p>
        <text:p text:style-name="Preformatted_20_Text"><text:tab/>printf("hello world\n");</text:p>
        <text:p text:style-name="Preformatted_20_Text"><text:tab/>return NULL;</text:p>
        <text:p text:style-name="Preformatted_20_Text">}</text:p>
        <text:p text:style-name="Preformatted_20_Text"/>
        <text:p text:style-name="Preformatted_20_Text">int main()</text:p>
        <text:p text:style-name="Preformatted_20_Text">{</text:p>
        <text:p text:style-name="Preformatted_20_Text"><text:tab/>int nthreads ;</text:p>
        <text:p text:style-name="Preformatted_20_Text"><text:tab/></text:p>
        <text:p text:style-name="Preformatted_20_Text"><text:tab/>printf("number of threads wanted? :");</text:p>
        <text:p text:style-name="Preformatted_20_Text"><text:soft-page-break/><text:tab/>scanf("%d", &amp;nthreads);</text:p>
        <text:p text:style-name="Preformatted_20_Text"><text:tab/></text:p>
        <text:p text:style-name="Preformatted_20_Text"><text:tab/>pthread_t tid[nthreads];</text:p>
        <text:p text:style-name="Preformatted_20_Text"><text:tab/>for(int i = 0; i &lt; nthreads; i++)</text:p>
        <text:p text:style-name="Preformatted_20_Text"><text:tab/>{</text:p>
        <text:p text:style-name="Preformatted_20_Text"><text:tab/><text:tab/>pthread_create(&amp;tid[i] , NULL, thread, NULL);</text:p>
        <text:p text:style-name="Preformatted_20_Text"><text:tab/>}</text:p>
        <text:p text:style-name="Preformatted_20_Text"><text:tab/>for( int j = 0 ; j &lt; nthreads; j++)</text:p>
        <text:p text:style-name="Preformatted_20_Text"><text:tab/>{</text:p>
        <text:p text:style-name="Preformatted_20_Text"><text:tab/><text:tab/>pthread_join(tid[j],NULL);</text:p>
        <text:p text:style-name="Preformatted_20_Text"><text:tab/>}</text:p>
        <text:p text:style-name="Preformatted_20_Text"><text:tab/></text:p>
        <text:p text:style-name="Preformatted_20_Text"><text:tab/>return 0;</text:p>
        <text:p text:style-name="Preformatted_20_Text">}</text:p>
      </text:section>
      <text:p text:style-name="P1"/>
      <text:p text:style-name="P1"><text:span text:style-name="T3">2)</text:span></text:p>
      <text:p text:style-name="P1"><text:span text:style-name="T3"><text:tab/></text:span>File is included you can run test by calling: make test2</text:p>
      <text:p text:style-name="P1"><text:tab/>/*</text:p>
      <text:p text:style-name="P4">* what was happening was that the main was exiting before the thread woke up</text:p>
      <text:p text:style-name="P4">* fix: waited for the thread created to finish before exiting main</text:p>
      <text:p text:style-name="P4">*/</text:p>
      <text:section text:style-name="Sect1" text:name="Section2" text:protected="true">
        <text:section-source xlink:href="../ex2.cpp"/>
        <text:p text:style-name="Preformatted_20_Text">/*</text:p>
        <text:p text:style-name="Preformatted_20_Text">* what was happening was that the main was exiting before the thread woke up</text:p>
        <text:p text:style-name="Preformatted_20_Text">* fix: waited for the thread created to finish before exiting main</text:p>
        <text:p text:style-name="Preformatted_20_Text">*/</text:p>
        <text:p text:style-name="Preformatted_20_Text"/>
        <text:p text:style-name="Preformatted_20_Text">#include &lt;pthread.h&gt;</text:p>
        <text:p text:style-name="Preformatted_20_Text">#include &lt;stdio.h&gt;</text:p>
        <text:p text:style-name="Preformatted_20_Text"><text:soft-page-break/>#include &lt;stdlib.h&gt;</text:p>
        <text:p text:style-name="Preformatted_20_Text">#include &lt;unistd.h&gt;</text:p>
        <text:p text:style-name="Preformatted_20_Text"/>
        <text:p text:style-name="Preformatted_20_Text">void *thread(void *vargp);</text:p>
        <text:p text:style-name="Preformatted_20_Text"/>
        <text:p text:style-name="Preformatted_20_Text">int main()</text:p>
        <text:p text:style-name="Preformatted_20_Text">{</text:p>
        <text:p text:style-name="Preformatted_20_Text"><text:tab/>pthread_t tid;</text:p>
        <text:p text:style-name="Preformatted_20_Text"><text:tab/></text:p>
        <text:p text:style-name="Preformatted_20_Text"><text:tab/>pthread_create(&amp;tid, NULL, thread, NULL);</text:p>
        <text:p text:style-name="Preformatted_20_Text">// </text:p>
        <text:p text:style-name="Preformatted_20_Text"><text:tab/>pthread_join(tid, NULL);</text:p>
        <text:p text:style-name="Preformatted_20_Text">//</text:p>
        <text:p text:style-name="Preformatted_20_Text"><text:tab/>exit(0);</text:p>
        <text:p text:style-name="Preformatted_20_Text">}</text:p>
        <text:p text:style-name="Preformatted_20_Text"/>
        <text:p text:style-name="Preformatted_20_Text">void *thread(void *vargp)</text:p>
        <text:p text:style-name="Preformatted_20_Text">{</text:p>
        <text:p text:style-name="Preformatted_20_Text"><text:tab/>sleep(1);</text:p>
        <text:p text:style-name="Preformatted_20_Text"><text:tab/>printf("Hello, world!\n");</text:p>
        <text:p text:style-name="Preformatted_20_Text"><text:tab/>return NULL;</text:p>
        <text:p text:style-name="Preformatted_20_Text">}</text:p>
        <text:p text:style-name="Preformatted_20_Text"/>
      </text:section>
      <text:p text:style-name="P1"/>
      <text:p text:style-name="P1"><text:span text:style-name="T3">3)</text:span></text:p>
      <text:p text:style-name="P1"><text:span text:style-name="T3"><text:tab/></text:span>File is included you can run test by calling: make test3</text:p>
      <text:p text:style-name="P1"><text:tab/>Problem was that the main and new thread race to look at t </text:p>
      <text:p text:style-name="P1"/>
      <text:section text:style-name="Sect1" text:name="Section3" text:protected="true">
        <text:section-source xlink:href="../ex3.cpp"/>
        <text:p text:style-name="Preformatted_20_Text">#include &lt;pthread.h&gt;</text:p>
        <text:p text:style-name="Preformatted_20_Text"><text:soft-page-break/>#include &lt;stdio.h&gt;</text:p>
        <text:p text:style-name="Preformatted_20_Text">#include &lt;stdlib.h&gt;</text:p>
        <text:p text:style-name="Preformatted_20_Text">#include &lt;unistd.h&gt;</text:p>
        <text:p text:style-name="Preformatted_20_Text">#define NUM_THREADS 6</text:p>
        <text:p text:style-name="Preformatted_20_Text"/>
        <text:p text:style-name="Preformatted_20_Text">/*</text:p>
        <text:p text:style-name="Preformatted_20_Text">* The bug was that where passing t and having a race conditon on it </text:p>
        <text:p text:style-name="Preformatted_20_Text">*/</text:p>
        <text:p text:style-name="Preformatted_20_Text">void *PrintHello(void *threadid)</text:p>
        <text:p text:style-name="Preformatted_20_Text">{</text:p>
        <text:p text:style-name="Preformatted_20_Text"><text:tab/>long taskid = *(long*)threadid;</text:p>
        <text:p text:style-name="Preformatted_20_Text"><text:tab/>free(threadid);</text:p>
        <text:p text:style-name="Preformatted_20_Text"><text:tab/>sleep(1);</text:p>
        <text:p text:style-name="Preformatted_20_Text"><text:tab/>printf("Hello from thread %ld\n", taskid);</text:p>
        <text:p text:style-name="Preformatted_20_Text"><text:tab/>pthread_exit(NULL);</text:p>
        <text:p text:style-name="Preformatted_20_Text"><text:tab/></text:p>
        <text:p text:style-name="Preformatted_20_Text">}</text:p>
        <text:p text:style-name="Preformatted_20_Text"/>
        <text:p text:style-name="Preformatted_20_Text">int main()</text:p>
        <text:p text:style-name="Preformatted_20_Text">{</text:p>
        <text:p text:style-name="Preformatted_20_Text"><text:tab/>pthread_t pthreads[NUM_THREADS];</text:p>
        <text:p text:style-name="Preformatted_20_Text"><text:tab/>int rc;</text:p>
        <text:p text:style-name="Preformatted_20_Text"><text:tab/>long t;</text:p>
        <text:p text:style-name="Preformatted_20_Text"/>
        <text:p text:style-name="Preformatted_20_Text"><text:tab/>for(t = 0; t &lt; NUM_THREADS; t++)</text:p>
        <text:p text:style-name="Preformatted_20_Text"><text:tab/>{</text:p>
        <text:p text:style-name="Preformatted_20_Text"><text:tab/><text:tab/>printf("creating thread %ld\n",t);</text:p>
        <text:p text:style-name="Preformatted_20_Text"><text:tab/><text:tab/>long* temp = (long*)malloc(sizeof(long));</text:p>
        <text:p text:style-name="Preformatted_20_Text"><text:tab/><text:tab/>*temp = t;</text:p>
        <text:p text:style-name="Preformatted_20_Text"><text:soft-page-break/><text:tab/><text:tab/>rc = pthread_create(&amp;pthreads[t],NULL, PrintHello, (void *) temp);</text:p>
        <text:p text:style-name="Preformatted_20_Text"><text:tab/><text:tab/>if(rc)</text:p>
        <text:p text:style-name="Preformatted_20_Text"><text:tab/><text:tab/>{</text:p>
        <text:p text:style-name="Preformatted_20_Text"><text:tab/><text:tab/><text:tab/>printf("err");</text:p>
        <text:p text:style-name="Preformatted_20_Text"><text:tab/><text:tab/><text:tab/>exit(-1);</text:p>
        <text:p text:style-name="Preformatted_20_Text"><text:tab/><text:tab/>}</text:p>
        <text:p text:style-name="Preformatted_20_Text"><text:tab/>}</text:p>
        <text:p text:style-name="Preformatted_20_Text"/>
        <text:p text:style-name="Preformatted_20_Text"><text:tab/>pthread_exit(NULL);</text:p>
        <text:p text:style-name="Preformatted_20_Text">}</text:p>
      </text:section>
      <text:p text:style-name="P1"/>
      <text:p text:style-name="P1"><text:span text:style-name="T3">4)</text:span></text:p>
      <text:p text:style-name="P1">A)</text:p>
      <text:p text:style-name="P1"><text:span text:style-name="T3"><text:tab/></text:span></text:p>
      <text:p text:style-name="P2">V(t)</text:p>
      <text:p text:style-name="P2"><draw:frame draw:style-name="fr1" draw:name="Frame1" text:anchor-type="paragraph" svg:x="0.3673in" svg:y="0.0008in" svg:width="5.5126in" svg:height="0.0161in" draw:z-index="7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5"><text:bookmark text:name="__UnoMark__81_15058538"/></text:p></table:table-cell><table:table-cell table:style-name="Table1.A1" office:value-type="string"><text:p text:style-name="P5"><text:bookmark text:name="__UnoMark__82_15058538"/><text:bookmark text:name="__UnoMark__83_15058538"/></text:p></table:table-cell><table:table-cell table:style-name="Table1.A1" office:value-type="string"><text:p text:style-name="P5"><text:bookmark text:name="__UnoMark__84_15058538"/><text:bookmark text:name="__UnoMark__85_15058538"/></text:p></table:table-cell><table:table-cell table:style-name="Table1.A1" office:value-type="string"><text:p text:style-name="P5"><text:bookmark text:name="__UnoMark__86_15058538"/><text:bookmark text:name="__UnoMark__87_15058538"/></text:p></table:table-cell></table:table-row><table:table-row table:style-name="Table1.1"><table:table-cell table:style-name="Table1.A1" office:value-type="string"><text:p text:style-name="P5"><text:bookmark text:name="__UnoMark__88_15058538"/><text:bookmark text:name="__UnoMark__89_15058538"/></text:p></table:table-cell><table:table-cell table:style-name="Table1.A1" office:value-type="string"><text:p text:style-name="P5"><text:bookmark text:name="__UnoMark__90_15058538"/><text:bookmark text:name="__UnoMark__91_15058538"/></text:p></table:table-cell><table:table-cell table:style-name="Table1.A1" office:value-type="string"><text:p text:style-name="P5"><text:bookmark text:name="__UnoMark__92_15058538"/><text:bookmark text:name="__UnoMark__93_15058538"/></text:p></table:table-cell><table:table-cell table:style-name="Table1.A1" office:value-type="string"><text:p text:style-name="P5"><text:bookmark text:name="__UnoMark__94_15058538"/><text:bookmark text:name="__UnoMark__95_15058538"/></text:p></table:table-cell></table:table-row><table:table-row table:style-name="Table1.3"><table:table-cell table:style-name="Table1.A1" office:value-type="string"><text:p text:style-name="P5"><text:bookmark text:name="__UnoMark__96_15058538"/><text:bookmark text:name="__UnoMark__97_15058538"/></text:p></table:table-cell><table:table-cell table:style-name="Table1.A1" office:value-type="string"><text:p text:style-name="P5"><text:bookmark text:name="__UnoMark__98_15058538"/><text:bookmark text:name="__UnoMark__99_15058538"/></text:p></table:table-cell><table:table-cell table:style-name="Table1.A1" office:value-type="string"><text:p text:style-name="P5"><text:bookmark text:name="__UnoMark__100_15058538"/><text:bookmark text:name="__UnoMark__101_15058538"/></text:p></table:table-cell><table:table-cell table:style-name="Table1.A1" office:value-type="string"><text:p text:style-name="P5"><text:bookmark text:name="__UnoMark__102_15058538"/><text:bookmark text:name="__UnoMark__103_15058538"/></text:p></table:table-cell></table:table-row><table:table-row table:style-name="Table1.4"><table:table-cell table:style-name="Table1.A1" office:value-type="string"><text:p text:style-name="P5"><text:bookmark text:name="__UnoMark__104_15058538"/><text:bookmark text:name="__UnoMark__105_15058538"/></text:p></table:table-cell><table:table-cell table:style-name="Table1.A1" office:value-type="string"><text:p text:style-name="P5"><text:bookmark text:name="__UnoMark__106_15058538"/><text:bookmark text:name="__UnoMark__107_15058538"/></text:p></table:table-cell><table:table-cell table:style-name="Table1.A1" office:value-type="string"><text:p text:style-name="P5"><text:bookmark text:name="__UnoMark__108_15058538"/><text:bookmark text:name="__UnoMark__109_15058538"/></text:p></table:table-cell><table:table-cell table:style-name="Table1.A1" office:value-type="string"><text:p text:style-name="P5"><text:bookmark text:name="__UnoMark__110_15058538"/></text:p></table:table-cell></table:table-row></table:table></draw:text-box></draw:frame>P(t)</text:p>
      <text:p text:style-name="P2">V(s)</text:p>
      <text:p text:style-name="P2">P(s)</text:p>
      <text:p text:style-name="P2"><text:line-break/><text:tab/><text:tab/>P(s)<text:tab/><text:tab/><text:tab/>V(s)<text:tab/><text:tab/><text:tab/>P(t)<text:tab/><text:tab/><text:tab/>V(t)</text:p>
      <text:p text:style-name="P2"/>
      <text:p text:style-name="P2"><text:tab/><text:span text:style-name="T4">Red Squares</text:span> denote : critical section </text:p>
      <text:p text:style-name="P2"><text:tab/><text:span text:style-name="T5">Green lines</text:span> denote : possible paths</text:p>
      <text:p text:style-name="P2"><text:tab/><text:span text:style-name="T6">Purple X</text:span> denote: dead lock</text:p>
      <text:p text:style-name="P2"><text:tab/>Initially: s =1 , t= 0</text:p>
      <text:p text:style-name="P2">B) <text:s text:c="2"/>Yes, It always deadlocks because since t = 0 from the start the sema does not let anything in.</text:p>
      <text:p text:style-name="P2">C) If we were to initialize t = 1 then that would solve the problem.</text:p>
      <text:p text:style-name="P2"><text:soft-page-break/>D) <text:span text:style-name="T3"><text:tab/></text:span></text:p>
      <text:p text:style-name="P2">V(t)</text:p>
      <text:p text:style-name="P2"><draw:frame draw:style-name="fr1" draw:name="Frame2" text:anchor-type="paragraph" svg:x="0.3673in" svg:y="0.0008in" svg:width="5.5126in" svg:height="0.0161in" draw:z-index="18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5"><text:bookmark text:name="__UnoMark__203_15058538"/></text:p></table:table-cell><table:table-cell table:style-name="Table2.A1" office:value-type="string"><text:p text:style-name="P5"><text:bookmark text:name="__UnoMark__204_15058538"/><text:bookmark text:name="__UnoMark__205_15058538"/></text:p></table:table-cell><table:table-cell table:style-name="Table2.A1" office:value-type="string"><text:p text:style-name="P5"><text:bookmark text:name="__UnoMark__206_15058538"/><text:bookmark text:name="__UnoMark__207_15058538"/></text:p></table:table-cell><table:table-cell table:style-name="Table2.A1" office:value-type="string"><text:p text:style-name="P5"><text:bookmark text:name="__UnoMark__208_15058538"/><text:bookmark text:name="__UnoMark__209_15058538"/></text:p></table:table-cell></table:table-row><table:table-row table:style-name="Table2.1"><table:table-cell table:style-name="Table2.A1" office:value-type="string"><text:p text:style-name="P5"><text:bookmark text:name="__UnoMark__210_15058538"/><text:bookmark text:name="__UnoMark__211_15058538"/></text:p></table:table-cell><table:table-cell table:style-name="Table2.A1" office:value-type="string"><text:p text:style-name="P5"><text:bookmark text:name="__UnoMark__212_15058538"/><text:bookmark text:name="__UnoMark__213_15058538"/></text:p></table:table-cell><table:table-cell table:style-name="Table2.A1" office:value-type="string"><text:p text:style-name="P5"><text:bookmark text:name="__UnoMark__214_15058538"/><text:bookmark text:name="__UnoMark__215_15058538"/></text:p></table:table-cell><table:table-cell table:style-name="Table2.A1" office:value-type="string"><text:p text:style-name="P5"><text:bookmark text:name="__UnoMark__216_15058538"/><text:bookmark text:name="__UnoMark__217_15058538"/></text:p></table:table-cell></table:table-row><table:table-row table:style-name="Table2.3"><table:table-cell table:style-name="Table2.A1" office:value-type="string"><text:p text:style-name="P5"><text:bookmark text:name="__UnoMark__218_15058538"/><text:bookmark text:name="__UnoMark__219_15058538"/></text:p></table:table-cell><table:table-cell table:style-name="Table2.A1" office:value-type="string"><text:p text:style-name="P5"><text:bookmark text:name="__UnoMark__220_15058538"/><text:bookmark text:name="__UnoMark__221_15058538"/></text:p></table:table-cell><table:table-cell table:style-name="Table2.A1" office:value-type="string"><text:p text:style-name="P5"><text:bookmark text:name="__UnoMark__222_15058538"/><text:bookmark text:name="__UnoMark__223_15058538"/></text:p></table:table-cell><table:table-cell table:style-name="Table2.A1" office:value-type="string"><text:p text:style-name="P5"><text:bookmark text:name="__UnoMark__224_15058538"/><text:bookmark text:name="__UnoMark__225_15058538"/></text:p></table:table-cell></table:table-row><table:table-row table:style-name="Table2.4"><table:table-cell table:style-name="Table2.A1" office:value-type="string"><text:p text:style-name="P5"><text:bookmark text:name="__UnoMark__226_15058538"/><text:bookmark text:name="__UnoMark__227_15058538"/></text:p></table:table-cell><table:table-cell table:style-name="Table2.A1" office:value-type="string"><text:p text:style-name="P5"><text:bookmark text:name="__UnoMark__228_15058538"/><text:bookmark text:name="__UnoMark__229_15058538"/></text:p></table:table-cell><table:table-cell table:style-name="Table2.A1" office:value-type="string"><text:p text:style-name="P5"><text:bookmark text:name="__UnoMark__230_15058538"/><text:bookmark text:name="__UnoMark__231_15058538"/></text:p></table:table-cell><table:table-cell table:style-name="Table2.A1" office:value-type="string"><text:p text:style-name="P5"><text:bookmark text:name="__UnoMark__232_15058538"/></text:p></table:table-cell></table:table-row></table:table></draw:text-box></draw:frame>P(t)</text:p>
      <text:p text:style-name="P2">V(s)</text:p>
      <text:p text:style-name="P2">P(s)</text:p>
      <text:p text:style-name="P2"><text:line-break/><text:tab/><text:tab/>P(s)<text:tab/><text:tab/><text:tab/>V(s)<text:tab/><text:tab/><text:tab/>P(t)<text:tab/><text:tab/><text:tab/>V(t)</text:p>
      <text:p text:style-name="P2"><text:span text:style-name="T3">5)</text:span></text:p>
      <text:p text:style-name="P2"><text:tab/>It cannot dead lock, first we notice that (a) is only used in thread 1 so we can look beyond that:</text:p>
      <text:p text:style-name="P2"><text:tab/>Thread1<text:tab/><text:tab/>Thread2</text:p>
      <text:p text:style-name="P2"><text:tab/>P(b)<text:tab/><text:tab/><text:tab/>P(c)</text:p>
      <text:p text:style-name="P2"><text:tab/>V(b)<text:tab/><text:tab/><text:tab/>P(b)</text:p>
      <text:p text:style-name="P2"><text:tab/>P(c) <text:tab/><text:tab/><text:tab/>V(b)</text:p>
      <text:p text:style-name="P2"><text:tab/>V(c) <text:tab/><text:tab/><text:tab/>V(c) </text:p>
      <text:p text:style-name="P2"><text:tab/>We can see that if Thread1 grabs (b) it will promptly release it, allowing Thread2 to continue and release (c) for Thread1. If Thread2 grabs b first it also releases right after allowing Thread1 to start and complete after Thread2 also releases (c). </text:p>
      <text:p text:style-name="P2"/>
      <text:p text:style-name="P2"><text:span text:style-name="T3">6)</text:span></text:p>
      <text:p text:style-name="P2"><text:span text:style-name="T3"><text:tab/></text:span>Initially a=1 b=1 c=1</text:p>
      <text:p text:style-name="P2"/>
      <text:p text:style-name="P2"/>
      <text:p text:style-name="P2">A) <text:tab/></text:p>
      <text:p text:style-name="P2"><text:tab/>Thread1: (ab) and (ac)</text:p>
      <text:p text:style-name="P2"><text:tab/>Thread2: (cb)</text:p>
      <text:p text:style-name="P2"><text:tab/>Thread3: (ab)</text:p>
      <text:p text:style-name="P2">B) <text:s/>Thread2 and Thread3 violate the ordering rule</text:p>
      <text:p text:style-name="P2"/>
      <text:p text:style-name="P2">C)<text:tab/>Thead2:<text:tab/>Thread3:</text:p>
      <text:p text:style-name="P2"><text:soft-page-break/><text:tab/>P(a) ;<text:tab/><text:tab/>P(a);</text:p>
      <text:p text:style-name="P2"><text:tab/>P(b);<text:tab/><text:tab/>V(a);</text:p>
      <text:p text:style-name="P2"><text:tab/>V(b);<text:tab/><text:tab/>P(b);</text:p>
      <text:p text:style-name="P2"><text:tab/>V(a);<text:tab/><text:tab/>P(c);</text:p>
      <text:p text:style-name="P2"><text:tab/>P(c);<text:tab/><text:tab/>V(c);</text:p>
      <text:p text:style-name="P2"><text:tab/>V(c);<text:tab/><text:tab/>V(b);</text:p>
      <text:p text:style-name="P2"><text:span text:style-name="T3">7)</text:span></text:p>
      <text:p text:style-name="P2"><text:tab/>A)they are necessary</text:p>
      <text:p text:style-name="P2"><text:tab/>B)not necessary</text:p>
      <text:p text:style-name="P2"><text:tab/>C)not necessary</text:p>
      <text:p text:style-name="P2"/>
      <text:p text:style-name="P2"><text:span text:style-name="T3">8)</text:span></text:p>
      <text:p text:style-name="P2"><text:tab/>Mutex lock= 1, Mutex readers =n , Mutex hold = 1</text:p>
      <text:p text:style-name="P2">Read:</text:p>
      <text:p text:style-name="P2"/>
      <text:p text:style-name="P2">P(hold)</text:p>
      <text:p text:style-name="P2">P(readers)</text:p>
      <text:p text:style-name="P2">if (readers == n-1 ) P(lock)</text:p>
      <text:p text:style-name="P2">V(hold)</text:p>
      <text:p text:style-name="P2">//read</text:p>
      <text:p text:style-name="P2">V(readers)</text:p>
      <text:p text:style-name="P2">if(readers == n) V(lock)</text:p>
      <text:p text:style-name="P2"/>
      <text:p text:style-name="P2">Write:</text:p>
      <text:p text:style-name="P2">P(hold)</text:p>
      <text:p text:style-name="P2">P(lock)</text:p>
      <text:p text:style-name="P2">//write</text:p>
      <text:p text:style-name="P2">V(lock)</text:p>
      <text:p text:style-name="P2"><text:soft-page-break/>V(hold)</text:p>
      <text:p text:style-name="P2"/>
      <text:p text:style-name="P2"><text:span text:style-name="T3">9) </text:span></text:p>
      <text:p text:style-name="P2"><text:tab/>Files provided you can run it calling: make test </text:p>
      <text:p text:style-name="Standard"/>
      <text:p text:style-name="Standard">matrix.cpp</text:p>
      <text:section text:style-name="Sect1" text:name="Section4" text:protected="true">
        <text:section-source xlink:href="../matrix.cpp"/>
        <text:p text:style-name="Preformatted_20_Text">#include &lt;pthread.h&gt;</text:p>
        <text:p text:style-name="Preformatted_20_Text">#include &lt;stdio.h&gt;</text:p>
        <text:p text:style-name="Preformatted_20_Text">#include &lt;stdlib.h&gt;</text:p>
        <text:p text:style-name="Preformatted_20_Text">#include "mat.h"</text:p>
        <text:p text:style-name="Preformatted_20_Text"/>
        <text:p text:style-name="Preformatted_20_Text">using namespace std;</text:p>
        <text:p text:style-name="Preformatted_20_Text">const int arr1Col = 1000;</text:p>
        <text:p text:style-name="Preformatted_20_Text">const int arr1Row = 1000;</text:p>
        <text:p text:style-name="Preformatted_20_Text">const int arr2Col = 1000;</text:p>
        <text:p text:style-name="Preformatted_20_Text">const int arr2Row = 1000;</text:p>
        <text:p text:style-name="Preformatted_20_Text">// check dimensions of matrices to check for size validity </text:p>
        <text:p text:style-name="Preformatted_20_Text">int validmult()</text:p>
        <text:p text:style-name="Preformatted_20_Text">{</text:p>
        <text:p text:style-name="Preformatted_20_Text"><text:tab/>if( arr1Col == arr2Row) return 1;</text:p>
        <text:p text:style-name="Preformatted_20_Text"><text:tab/>return 0;</text:p>
        <text:p text:style-name="Preformatted_20_Text">}</text:p>
        <text:p text:style-name="Preformatted_20_Text"/>
        <text:p text:style-name="Preformatted_20_Text">/*</text:p>
        <text:p text:style-name="Preformatted_20_Text">*<text:tab/>this function is the math behind finding one elem in the answer </text:p>
        <text:p text:style-name="Preformatted_20_Text">*/</text:p>
        <text:p text:style-name="Preformatted_20_Text">void calc(float* ans,const int row,const int col)</text:p>
        <text:p text:style-name="Preformatted_20_Text">{</text:p>
        <text:p text:style-name="Preformatted_20_Text"><text:soft-page-break/><text:s text:c="2"/>float total = 0;</text:p>
        <text:p text:style-name="Preformatted_20_Text"><text:s text:c="2"/>for(int i = 1; i &lt;= arr1Row ; i++)</text:p>
        <text:p text:style-name="Preformatted_20_Text"><text:s text:c="2"/>{</text:p>
        <text:p text:style-name="Preformatted_20_Text"><text:s text:c="3"/>total += arr1[(arr1Row *(row-1))+(i-1)] * arr2[(col-1)+(arr1Row*(i-1))]; </text:p>
        <text:p text:style-name="Preformatted_20_Text"><text:s text:c="2"/>}</text:p>
        <text:p text:style-name="Preformatted_20_Text"><text:s text:c="2"/>ans[((row-1)*arr1Row)+(col-1)] = total;</text:p>
        <text:p text:style-name="Preformatted_20_Text">}</text:p>
        <text:p text:style-name="Preformatted_20_Text"/>
        <text:p text:style-name="Preformatted_20_Text">/*</text:p>
        <text:p text:style-name="Preformatted_20_Text">*<text:tab/>prints out matrix </text:p>
        <text:p text:style-name="Preformatted_20_Text">*/</text:p>
        <text:p text:style-name="Preformatted_20_Text">void printar(const float* ans)</text:p>
        <text:p text:style-name="Preformatted_20_Text">{</text:p>
        <text:p text:style-name="Preformatted_20_Text"><text:s text:c="2"/>for(int i = 1; i &lt;= arr1Row*arr1Row; i++)</text:p>
        <text:p text:style-name="Preformatted_20_Text"><text:s text:c="2"/>{</text:p>
        <text:p text:style-name="Preformatted_20_Text"><text:s text:c="4"/>printf(" %f", ans[i-1]);</text:p>
        <text:p text:style-name="Preformatted_20_Text"><text:s text:c="4"/>if(i % arr1Row == 0) printf("\n");</text:p>
        <text:p text:style-name="Preformatted_20_Text"><text:s text:c="2"/>}</text:p>
        <text:p text:style-name="Preformatted_20_Text">}</text:p>
        <text:p text:style-name="Preformatted_20_Text"/>
        <text:p text:style-name="Preformatted_20_Text">int main()</text:p>
        <text:p text:style-name="Preformatted_20_Text">{</text:p>
        <text:p text:style-name="Preformatted_20_Text"/>
        <text:p text:style-name="Preformatted_20_Text">float Ans[arr1Row*arr1Row];</text:p>
        <text:p text:style-name="Preformatted_20_Text"/>
        <text:p text:style-name="Preformatted_20_Text"><text:tab/>if( validmult()== 0 )</text:p>
        <text:p text:style-name="Preformatted_20_Text"><text:tab/>{</text:p>
        <text:p text:style-name="Preformatted_20_Text"><text:tab/><text:tab/>printf("not valid size matrices");</text:p>
        <text:p text:style-name="Preformatted_20_Text"><text:soft-page-break/><text:tab/>}</text:p>
        <text:p text:style-name="Preformatted_20_Text"><text:tab/>int i;</text:p>
        <text:p text:style-name="Preformatted_20_Text"><text:tab/>int j;</text:p>
        <text:p text:style-name="Preformatted_20_Text"><text:tab/>for(i =1 ; i&lt;=arr1Row; i++)</text:p>
        <text:p text:style-name="Preformatted_20_Text"><text:tab/>{</text:p>
        <text:p text:style-name="Preformatted_20_Text"><text:tab/><text:tab/>for(j = 1; j&lt;=arr1Row; j++)</text:p>
        <text:p text:style-name="Preformatted_20_Text"><text:tab/><text:tab/>{</text:p>
        <text:p text:style-name="Preformatted_20_Text"><text:tab/><text:tab/> <text:s/>calc(Ans, i, j);</text:p>
        <text:p text:style-name="Preformatted_20_Text"><text:tab/><text:tab/>}</text:p>
        <text:p text:style-name="Preformatted_20_Text"><text:tab/>}</text:p>
        <text:p text:style-name="Preformatted_20_Text"><text:tab/>printar(Ans);</text:p>
        <text:p text:style-name="Preformatted_20_Text"/>
        <text:p text:style-name="Preformatted_20_Text"><text:tab/>exit(0);</text:p>
        <text:p text:style-name="Preformatted_20_Text">}</text:p>
      </text:section>
      <text:p text:style-name="Standard"/>
      <text:p text:style-name="Standard">mt2.cpp</text:p>
      <text:section text:style-name="Sect1" text:name="Section5" text:protected="true">
        <text:section-source xlink:href="../mt2.cpp"/>
        <text:p text:style-name="Preformatted_20_Text">#include &lt;pthread.h&gt;</text:p>
        <text:p text:style-name="Preformatted_20_Text">#include &lt;stdio.h&gt;</text:p>
        <text:p text:style-name="Preformatted_20_Text">#include &lt;stdlib.h&gt;</text:p>
        <text:p text:style-name="Preformatted_20_Text">#include &lt;semaphore.h&gt;</text:p>
        <text:p text:style-name="Preformatted_20_Text">#include "mat.h"</text:p>
        <text:p text:style-name="Preformatted_20_Text"/>
        <text:p text:style-name="Preformatted_20_Text">using namespace std;</text:p>
        <text:p text:style-name="Preformatted_20_Text">const int arr1Col = 1000;</text:p>
        <text:p text:style-name="Preformatted_20_Text">const int arr1Row = 1000;</text:p>
        <text:p text:style-name="Preformatted_20_Text">const int arr2Col = 1000;</text:p>
        <text:p text:style-name="Preformatted_20_Text">const int arr2Row = 1000;</text:p>
        <text:p text:style-name="Preformatted_20_Text">const int td = 4;</text:p>
        <text:p text:style-name="Preformatted_20_Text"><text:soft-page-break/></text:p>
        <text:p text:style-name="Preformatted_20_Text">// allows only one writer at a time</text:p>
        <text:p text:style-name="Preformatted_20_Text">sem_t mutex;</text:p>
        <text:p text:style-name="Preformatted_20_Text"/>
        <text:p text:style-name="Preformatted_20_Text">float ans[1000000];</text:p>
        <text:p text:style-name="Preformatted_20_Text">// check dimensions of matrices to check for size validity </text:p>
        <text:p text:style-name="Preformatted_20_Text">int validmult()</text:p>
        <text:p text:style-name="Preformatted_20_Text">{</text:p>
        <text:p text:style-name="Preformatted_20_Text"><text:tab/>if( arr1Col == arr2Row) return 1;</text:p>
        <text:p text:style-name="Preformatted_20_Text"><text:tab/>return 0;</text:p>
        <text:p text:style-name="Preformatted_20_Text">}</text:p>
        <text:p text:style-name="Preformatted_20_Text"/>
        <text:p text:style-name="Preformatted_20_Text">void calc(const int row,const int col)</text:p>
        <text:p text:style-name="Preformatted_20_Text">{</text:p>
        <text:p text:style-name="Preformatted_20_Text"><text:s text:c="2"/>float total = 0;</text:p>
        <text:p text:style-name="Preformatted_20_Text"><text:s text:c="2"/>for(int i = 1; i &lt;= arr1Row ; i++)</text:p>
        <text:p text:style-name="Preformatted_20_Text"><text:s text:c="2"/>{</text:p>
        <text:p text:style-name="Preformatted_20_Text"><text:s text:c="3"/>total += arr1[(arr1Row *(row-1))+(i-1)] * arr2[(col-1)+(arr1Row*(i-1))]; </text:p>
        <text:p text:style-name="Preformatted_20_Text"><text:s text:c="2"/>}</text:p>
        <text:p text:style-name="Preformatted_20_Text"><text:s text:c="2"/>sem_wait(&amp;mutex);</text:p>
        <text:p text:style-name="Preformatted_20_Text"><text:s text:c="2"/>ans[((row-1)*arr1Row)+(col-1)] = total;</text:p>
        <text:p text:style-name="Preformatted_20_Text"><text:s text:c="2"/>sem_post(&amp;mutex);</text:p>
        <text:p text:style-name="Preformatted_20_Text">}</text:p>
        <text:p text:style-name="Preformatted_20_Text"/>
        <text:p text:style-name="Preformatted_20_Text">/*</text:p>
        <text:p text:style-name="Preformatted_20_Text">*<text:tab/>this function is the math behind finding one elem in the answer </text:p>
        <text:p text:style-name="Preformatted_20_Text">*/</text:p>
        <text:p text:style-name="Preformatted_20_Text">void *split(void *vargp)</text:p>
        <text:p text:style-name="Preformatted_20_Text"><text:soft-page-break/>{</text:p>
        <text:p text:style-name="Preformatted_20_Text"><text:s text:c="2"/>int i= *((int*)vargp);</text:p>
        <text:p text:style-name="Preformatted_20_Text"><text:s text:c="2"/>int j= *((int*)(vargp)+1);</text:p>
        <text:p text:style-name="Preformatted_20_Text"><text:s text:c="2"/>free(vargp);</text:p>
        <text:p text:style-name="Preformatted_20_Text"><text:s text:c="2"/></text:p>
        <text:p text:style-name="Preformatted_20_Text"><text:s text:c="2"/>for(; ( (i&lt;=j) <text:s/>|| ( (i + (arr1Row/4) &gt; arr1Row) &amp;&amp; (i &gt; (arr1Row -(arr1Row/4)))))&amp;&amp; (i &lt;= arr1Row); i++)</text:p>
        <text:p text:style-name="Preformatted_20_Text"><text:tab/>{</text:p>
        <text:p text:style-name="Preformatted_20_Text"><text:tab/><text:tab/>int q= 1;</text:p>
        <text:p text:style-name="Preformatted_20_Text"><text:tab/><text:tab/>for(; q&lt;=arr1Row; q++)</text:p>
        <text:p text:style-name="Preformatted_20_Text"><text:tab/><text:tab/>{</text:p>
        <text:p text:style-name="Preformatted_20_Text"><text:tab/><text:tab/> <text:s/>calc(i, q);</text:p>
        <text:p text:style-name="Preformatted_20_Text"><text:tab/><text:tab/>}</text:p>
        <text:p text:style-name="Preformatted_20_Text"><text:tab/>}</text:p>
        <text:p text:style-name="Preformatted_20_Text"><text:s text:c="2"/>return NULL;</text:p>
        <text:p text:style-name="Preformatted_20_Text">}</text:p>
        <text:p text:style-name="Preformatted_20_Text"/>
        <text:p text:style-name="Preformatted_20_Text"/>
        <text:p text:style-name="Preformatted_20_Text">/*</text:p>
        <text:p text:style-name="Preformatted_20_Text">*<text:tab/>prints out matrix </text:p>
        <text:p text:style-name="Preformatted_20_Text">*/</text:p>
        <text:p text:style-name="Preformatted_20_Text">void printar(const float* ans)</text:p>
        <text:p text:style-name="Preformatted_20_Text">{</text:p>
        <text:p text:style-name="Preformatted_20_Text"><text:s text:c="2"/>for(int i = 1; i &lt;= arr1Row* arr1Row; i++)</text:p>
        <text:p text:style-name="Preformatted_20_Text"><text:s text:c="2"/>{</text:p>
        <text:p text:style-name="Preformatted_20_Text"><text:s text:c="4"/>printf(" %f", ans[i-1]);</text:p>
        <text:p text:style-name="Preformatted_20_Text"><text:s text:c="4"/>if(i % arr1Row == 0) printf("\n");</text:p>
        <text:p text:style-name="Preformatted_20_Text"><text:s text:c="2"/>}</text:p>
        <text:p text:style-name="Preformatted_20_Text">}</text:p>
        <text:p text:style-name="Preformatted_20_Text"><text:soft-page-break/></text:p>
        <text:p text:style-name="Preformatted_20_Text">int main()</text:p>
        <text:p text:style-name="Preformatted_20_Text">{</text:p>
        <text:p text:style-name="Preformatted_20_Text"><text:tab/>pthread_t tid[td];</text:p>
        <text:p text:style-name="Preformatted_20_Text"><text:tab/>int i;</text:p>
        <text:p text:style-name="Preformatted_20_Text"><text:tab/>int q;</text:p>
        <text:p text:style-name="Preformatted_20_Text"/>
        <text:p text:style-name="Preformatted_20_Text"><text:tab/>//init sema</text:p>
        <text:p text:style-name="Preformatted_20_Text"><text:tab/>sem_init(&amp;mutex, 0, 1);</text:p>
        <text:p text:style-name="Preformatted_20_Text"/>
        <text:p text:style-name="Preformatted_20_Text"><text:tab/>// check if this mult is allowable</text:p>
        <text:p text:style-name="Preformatted_20_Text"><text:tab/>if( validmult()== 0 )</text:p>
        <text:p text:style-name="Preformatted_20_Text"><text:tab/>{</text:p>
        <text:p text:style-name="Preformatted_20_Text"><text:tab/><text:tab/>printf("not valid size matrices");</text:p>
        <text:p text:style-name="Preformatted_20_Text"><text:tab/>}</text:p>
        <text:p text:style-name="Preformatted_20_Text"><text:tab/>for(i = 1, q= 0 ; i&lt;= td; i++, q++)</text:p>
        <text:p text:style-name="Preformatted_20_Text"><text:tab/>{</text:p>
        <text:p text:style-name="Preformatted_20_Text"><text:tab/><text:tab/> <text:s/>int *serv = (int *)malloc(sizeof(int) * 2);</text:p>
        <text:p text:style-name="Preformatted_20_Text"><text:tab/><text:tab/> <text:s/>*serv = 1 +((i-1)* (arr1Row/4)) ;</text:p>
        <text:p text:style-name="Preformatted_20_Text"><text:tab/><text:tab/> <text:s/>*(serv+1) = (i * (arr1Row/4));</text:p>
        <text:p text:style-name="Preformatted_20_Text"><text:tab/><text:tab/> <text:s/>pthread_create(&amp;tid[q],NULL,split,serv);</text:p>
        <text:p text:style-name="Preformatted_20_Text"><text:tab/>}</text:p>
        <text:p text:style-name="Preformatted_20_Text"><text:tab/>for(int z = 0; z &lt; td ; z++)</text:p>
        <text:p text:style-name="Preformatted_20_Text"><text:tab/>{</text:p>
        <text:p text:style-name="Preformatted_20_Text"><text:tab/><text:tab/>pthread_join(tid[z],NULL);</text:p>
        <text:p text:style-name="Preformatted_20_Text"><text:tab/>}</text:p>
        <text:p text:style-name="Preformatted_20_Text"><text:tab/>printar(ans);</text:p>
        <text:p text:style-name="Preformatted_20_Text"/>
        <text:p text:style-name="Preformatted_20_Text"><text:tab/>exit(0);</text:p>
        <text:p text:style-name="Preformatted_20_Text"><text:soft-page-break/>}</text:p>
      </text:section>
      <text:p text:style-name="Standard">Note: you need mat.h which holds two 1000000 float arrays filled with valu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200%" fo:orphans="2" fo:widows="2" fo:hyphenation-ladder-count="no-limit" style:writing-mode="lr-tb"/>
      <style:text-properties fo:color="#00000a" style:font-name="Times New Roman" fo:font-size="12pt" fo:language="en" fo:country="US" style:font-name-asian="AR PL UMing HK" style:font-size-asian="12pt" style:language-asian="en" style:country-asian="US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class="list">
      <style:text-properties style:font-name-complex="Lohit Devanagari"/>
    </style:style>
    <style:style style:name="Caption" style:family="paragraph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class="index">
      <style:paragraph-properties text:number-lines="false" text:line-number="0"/>
      <style:text-properties style:font-name-complex="Lohit Devanagari"/>
    </style:style>
    <style:style style:name="Text_20_Body" style:display-name="Text Body" style:family="paragraph">
      <style:paragraph-properties fo:margin-top="0in" fo:margin-bottom="0.0835in"/>
    </style:style>
    <style:style style:name="List_20_Paragraph" style:display-name="List Paragraph" style:family="paragraph">
      <style:paragraph-properties fo:margin-left="0.5in" fo:margin-right="0in" fo:margin-top="0in" fo:margin-bottom="0.139in" fo:text-indent="0in" style:auto-text-indent="false"/>
    </style:style>
    <style:style style:name="Balloon_20_Text" style:display-name="Balloon Text" style:family="paragraph">
      <style:paragraph-properties fo:margin-top="0in" fo:margin-bottom="0in" style:line-height-at-least="0.0693in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DejaVu LGC Sans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1in" fo:margin-left="1.25in" fo:margin-right="1.25in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10T21:48:00</meta:creation-date>
    <meta:initial-creator>sam</meta:initial-creator>
    <dc:creator>Samuel Villarreal</dc:creator>
    <dc:date>2014-02-24T13:44:15</dc:date>
    <meta:editing-cycles>23</meta:editing-cycles>
    <meta:editing-duration>PT00H06M34S</meta:editing-duration>
    <meta:generator>OpenOffice.org/3.1$Unix OpenOffice.org_project/310m19$Build-9420</meta:generator>
    <meta:document-statistic meta:table-count="2" meta:image-count="0" meta:object-count="0" meta:page-count="14" meta:paragraph-count="320" meta:word-count="1036" meta:character-count="6207"/>
    <meta:template xlink:type="simple" xlink:actuate="onRequest" xlink:title="Normal.dotm" xlink:href=""/>
  </office:meta>
</office:document-meta>
</file>